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margin-top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T8_6" style:family="text">
      <style:text-properties style:font-name="Verdana" fo:font-size="12pt" style:font-name-asian="Verdana" style:font-size-asian="12pt" style:font-name-complex="Verdana" style:font-size-complex="12pt"/>
    </style:style>
    <style:style style:name="T8_7" style:family="text">
      <style:text-properties style:font-name="Verdana" fo:font-size="12pt" style:font-name-asian="Verdana" style:font-size-asian="12pt" style:font-name-complex="Verdana" style:font-size-complex="12pt"/>
    </style:style>
    <style:style style:name="T8_8" style:family="text">
      <style:text-properties style:font-name="Verdana" fo:font-size="12pt" style:font-name-asian="Verdana" style:font-size-asian="12pt" style:font-name-complex="Verdana" style:font-size-complex="12pt"/>
    </style:style>
    <style:style style:name="T8_9" style:family="text">
      <style:text-properties style:font-name="Verdana" fo:font-size="12pt" style:font-name-asian="Verdana" style:font-size-asian="12pt" style:font-name-complex="Verdana" style:font-size-complex="12pt"/>
    </style:style>
    <style:style style:name="T8_10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fo:margin-top="0cm" fo:margin-bottom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fo:margin-top="0cm" fo:margin-bottom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_32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17_32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T19_19" style:family="text">
      <style:text-properties style:font-name="Verdana" fo:font-size="12pt" style:font-name-asian="Verdana" style:font-size-asian="12pt" style:font-name-complex="Verdana" style:font-size-complex="12pt"/>
    </style:style>
    <style:style style:name="T19_20" style:family="text">
      <style:text-properties style:font-name="Verdana" fo:font-size="12pt" style:font-name-asian="Verdana" style:font-size-asian="12pt" style:font-name-complex="Verdana" style:font-size-complex="12pt"/>
    </style:style>
    <style:style style:name="T19_2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2" style:family="text">
      <style:text-properties style:font-name="Verdana" fo:font-size="12pt" style:font-name-asian="Verdana" style:font-size-asian="12pt" style:font-name-complex="Verdana" style:font-size-complex="12pt"/>
    </style:style>
    <style:style style:name="T19_23" style:family="text">
      <style:text-properties style:font-name="Verdana" fo:font-size="12pt" style:font-name-asian="Verdana" style:font-size-asian="12pt" style:font-name-complex="Verdana" style:font-size-complex="12pt"/>
    </style:style>
    <style:style style:name="T19_24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26-03-2012</text:span></text:p>
      <text:p text:style-name="P4"><text:span text:style-name="T4_1">Time</text:span><text:span text:style-name="T4_2">:<text:s/></text:span></text:p>
      <text:p text:style-name="P5"><text:span text:style-name="T5_1">Facilitator</text:span><text:span text:style-name="T5_2">:<text:s/></text:span><text:span text:style-name="T5_3">Johannes</text:span><text:span text:style-name="T5_4"><text:s/></text:span><text:span text:style-name="T5_5">Wikner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/>
      <text:list text:style-name="LS1" xml:id="list0">
        <text:list-item>
          <text:p text:style-name="P8"><text:span text:style-name="T8_1">Objectives</text:span><text:span text:style-name="T8_2"><text:s/>(5<text:s/></text:span><text:span text:style-name="T8_3">min</text:span><text:span text:style-name="T8_4">)<text:line-break/></text:span><text:span text:style-name="T8_5">Get</text:span><text:span text:style-name="T8_6"><text:s/></text:span><text:span text:style-name="T8_7">it</text:span><text:span text:style-name="T8_8"><text:s/></text:span><text:span text:style-name="T8_9">running</text:span><text:span text:style-name="T8_10">!</text:span></text:p>
        </text:list-item>
        <text:list-item>
          <text:p text:style-name="P9"><text:span text:style-name="T9_1">Reports</text:span><text:span text:style-name="T9_2"><text:s/>(15<text:s/></text:span><text:span text:style-name="T9_3">min</text:span><text:span text:style-name="T9_4">)</text:span></text:p>
        </text:list-item>
      </text:list>
      <text:p text:style-name="P10"/>
      <text:p text:style-name="P11"/>
      <text:list text:style-name="LS2" xml:id="list2">
        <text:list-item>
          <text:p text:style-name="P12"><text:span text:style-name="T12_1">Discussion</text:span><text:span text:style-name="T12_2"><text:s/></text:span><text:span text:style-name="T12_3">items</text:span><text:span text:style-name="T12_4"><text:s/>(35<text:s/></text:span><text:span text:style-name="T12_5">min</text:span><text:span text:style-name="T12_6">)</text:span></text:p>
        </text:list-item>
      </text:list>
      <text:p text:style-name="P13"><text:span text:style-name="T13_1">Vector</text:span><text:span text:style-name="T13_2"><text:s/></text:span><text:span text:style-name="T13_3">class</text:span><text:span text:style-name="T13_4"><text:s/></text:span><text:span text:style-name="T13_5">need</text:span><text:span text:style-name="T13_6"><text:s/></text:span><text:span text:style-name="T13_7">operations</text:span><text:span text:style-name="T13_8">.<text:s/></text:span><text:span text:style-name="T13_9">Do</text:span><text:span text:style-name="T13_10"><text:s/></text:span><text:span text:style-name="T13_11">we</text:span><text:span text:style-name="T13_12"><text:s/></text:span><text:span text:style-name="T13_13">need</text:span><text:span text:style-name="T13_14"><text:s/></text:span><text:span text:style-name="T13_15">add</text:span><text:span text:style-name="T13_16"><text:s/>(</text:span><text:span text:style-name="T13_17">returns</text:span><text:span text:style-name="T13_18"><text:s/></text:span><text:span text:style-name="T13_19">new</text:span><text:span text:style-name="T13_20">)<text:s/></text:span><text:span text:style-name="T13_21">and</text:span><text:span text:style-name="T13_22"><text:s/></text:span><text:span text:style-name="T13_23">addLocal</text:span><text:span text:style-name="T13_24"><text:s/>(</text:span><text:span text:style-name="T13_25">update</text:span><text:span text:style-name="T13_26"><text:s/></text:span><text:span text:style-name="T13_27">and</text:span><text:span text:style-name="T13_28"><text:s/></text:span><text:span text:style-name="T13_29">return</text:span><text:span text:style-name="T13_30"><text:s/></text:span><text:span text:style-name="T13_31">this</text:span><text:span text:style-name="T13_32">)?<text:s/></text:span></text:p>
      <text:p text:style-name="P14"><text:span text:style-name="T14_1">Units</text:span><text:span text:style-name="T14_2">,<text:s/></text:span><text:span text:style-name="T14_3">how</text:span><text:span text:style-name="T14_4"><text:s/></text:span><text:span text:style-name="T14_5">will</text:span><text:span text:style-name="T14_6"><text:s/></text:span><text:span text:style-name="T14_7">powerUps</text:span><text:span text:style-name="T14_8"><text:s/></text:span><text:span text:style-name="T14_9">work</text:span><text:span text:style-name="T14_10">?</text:span></text:p>
      <text:p text:style-name="P15"><text:span text:style-name="T15_1">We</text:span><text:span text:style-name="T15_2"><text:s/></text:span><text:span text:style-name="T15_3">have</text:span><text:span text:style-name="T15_4"><text:s/></text:span><text:span text:style-name="T15_5">different</text:span><text:span text:style-name="T15_6"><text:s/></text:span><text:span text:style-name="T15_7">types</text:span><text:span text:style-name="T15_8"><text:s/></text:span><text:span text:style-name="T15_9">of</text:span><text:span text:style-name="T15_10"><text:s/></text:span><text:span text:style-name="T15_11">items</text:span><text:span text:style-name="T15_12">..?</text:span></text:p>
      <text:p text:style-name="P16"><text:span text:style-name="T16_1">Tests</text:span><text:span text:style-name="T16_2">..</text:span></text:p>
      <text:p text:style-name="P17"><text:span text:style-name="T17_1">Victor</text:span><text:span text:style-name="T17_2"><text:s/></text:span><text:span text:style-name="T17_3">and</text:span><text:span text:style-name="T17_4"><text:s/></text:span><text:span text:style-name="T17_5">anton</text:span><text:span text:style-name="T17_6"><text:s/></text:span><text:span text:style-name="T17_7">have</text:span><text:span text:style-name="T17_8"><text:s/></text:span><text:span text:style-name="T17_9">probably</text:span><text:span text:style-name="T17_10"><text:s/></text:span><text:span text:style-name="T17_11">written</text:span><text:span text:style-name="T17_12"><text:s/></text:span><text:span text:style-name="T17_13">twice</text:span><text:span text:style-name="T17_14"><text:s/></text:span><text:span text:style-name="T17_15">as</text:span><text:span text:style-name="T17_16"><text:s/></text:span><text:span text:style-name="T17_17">much</text:span><text:span text:style-name="T17_18"><text:s/></text:span><text:span text:style-name="T17_19">code</text:span><text:span text:style-name="T17_20"><text:s/></text:span><text:span text:style-name="T17_21">as</text:span><text:span text:style-name="T17_22"><text:s/></text:span><text:span text:style-name="T17_23">the</text:span><text:span text:style-name="T17_24"><text:s/></text:span><text:span text:style-name="T17_25">rest</text:span><text:span text:style-name="T17_26"><text:s/></text:span><text:span text:style-name="T17_27">of</text:span><text:span text:style-name="T17_28"><text:s/></text:span><text:span text:style-name="T17_29">the</text:span><text:span text:style-name="T17_30"><text:s/></text:span><text:span text:style-name="T17_31">group</text:span><text:span text:style-name="T17_32">....?</text:span></text:p>
      <text:p text:style-name="P18"><text:span text:style-name="T18_1">When</text:span><text:span text:style-name="T18_2"><text:s/></text:span><text:span text:style-name="T18_3">we</text:span><text:span text:style-name="T18_4"><text:s/></text:span><text:span text:style-name="T18_5">set</text:span><text:span text:style-name="T18_6"><text:s/></text:span><text:span text:style-name="T18_7">a</text:span><text:span text:style-name="T18_8"><text:s/></text:span><text:span text:style-name="T18_9">time</text:span><text:span text:style-name="T18_10"><text:s/></text:span><text:span text:style-name="T18_11">and</text:span><text:span text:style-name="T18_12"><text:s/></text:span><text:span text:style-name="T18_13">day</text:span><text:span text:style-name="T18_14"><text:s/></text:span><text:span text:style-name="T18_15">to</text:span><text:span text:style-name="T18_16"><text:s/></text:span><text:span text:style-name="T18_17">work</text:span><text:span text:style-name="T18_18">,<text:s/></text:span><text:span text:style-name="T18_19">show</text:span><text:span text:style-name="T18_20"><text:s/></text:span><text:span text:style-name="T18_21">up</text:span><text:span text:style-name="T18_22">!</text:span></text:p>
      <text:p text:style-name="P19"><text:span text:style-name="T19_1">Is</text:span><text:span text:style-name="T19_2"><text:s/></text:span><text:span text:style-name="T19_3">everyone</text:span><text:span text:style-name="T19_4"><text:s/></text:span><text:span text:style-name="T19_5">comfortable</text:span><text:span text:style-name="T19_6"><text:s/></text:span><text:span text:style-name="T19_7">with</text:span><text:span text:style-name="T19_8"><text:s/></text:span><text:span text:style-name="T19_9">the</text:span><text:span text:style-name="T19_10"><text:s/></text:span><text:span text:style-name="T19_11">group</text:span><text:span text:style-name="T19_12">?<text:s/></text:span><text:span text:style-name="T19_13">Everyone</text:span><text:span text:style-name="T19_14"><text:s/></text:span><text:span text:style-name="T19_15">should</text:span><text:span text:style-name="T19_16"><text:s/></text:span><text:span text:style-name="T19_17">be</text:span><text:span text:style-name="T19_18"><text:s/></text:span><text:span text:style-name="T19_19">comfortable</text:span><text:span text:style-name="T19_20"><text:s/></text:span><text:span text:style-name="T19_21">feeling</text:span><text:span text:style-name="T19_22"><text:s/></text:span><text:span text:style-name="T19_23">stupid</text:span><text:span text:style-name="T19_24">!<text:s/></text:span></text:p>
      <text:p text:style-name="P20"/>
      <text:list text:style-name="LS3" xml:id="list3">
        <text:list-item>
          <text:p text:style-name="P21"><text:span text:style-name="T21_1">Outcomes</text:span><text:span text:style-name="T21_2"><text:s/></text:span><text:span text:style-name="T21_3">and</text:span><text:span text:style-name="T21_4"><text:s/></text:span><text:span text:style-name="T21_5">assignments</text:span><text:span text:style-name="T21_6"><text:s/>(5<text:s/></text:span><text:span text:style-name="T21_7">min</text:span><text:span text:style-name="T21_8">)<text:line-break/></text:span><text:span text:style-name="T21_9">arv</text:span><text:span text:style-name="T21_10">,<text:s/></text:span><text:span text:style-name="T21_11">iobserverable</text:span><text:span text:style-name="T21_12">,<text:s/></text:span><text:span text:style-name="T21_13">moveable</text:span></text:p>
        </text:list-item>
        <text:list-item>
          <text:p text:style-name="P22"><text:span text:style-name="T22_1">Wrap</text:span><text:span text:style-name="T22_2"><text:s/></text:span><text:span text:style-name="T22_3">up</text:span>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